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assification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Process</text:p>
          </table:table-cell>
          <table:table-cell table:style-name="ce1" office:value-type="string" calcext:value-type="string">
            <text:p>predictors</text:p>
          </table:table-cell>
          <table:table-cell table:number-columns-repeated="2" table:style-name="ce1" office:value-type="string" calcext:value-type="string">
            <text:p>test_acc</text:p>
          </table:table-cell>
          <table:table-cell table:style-name="ce1" office:value-type="string" calcext:value-type="string">
            <text:p>val_acc</text:p>
          </table:table-cell>
          <table:table-cell table:style-name="ce1" office:value-type="string" calcext:value-type="string">
            <text:p>val_kappa</text:p>
          </table:table-cell>
          <table:table-cell table:number-columns-repeated="3"/>
          <table:table-cell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3"/>
          <table:table-cell office:value-type="string" calcext:value-type="string">
            <text:p>seed used 42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43" calcext:value-type="float">
            <text:p>0.9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table:number-columns-repeated="2"/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6251" calcext:value-type="float">
            <text:p>0.6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313" calcext:value-type="float">
            <text:p>0.7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207" calcext:value-type="float">
            <text:p>0.5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34" calcext:value-type="float">
            <text:p>0.93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5224" calcext:value-type="float">
            <text:p>0.5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261" calcext:value-type="float">
            <text:p>0.9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6825" calcext:value-type="float">
            <text:p>0.6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7776" calcext:value-type="float">
            <text:p>0.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341" calcext:value-type="float">
            <text:p>0.9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6384" calcext:value-type="float">
            <text:p>0.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425" calcext:value-type="float">
            <text:p>0.8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29" calcext:value-type="float">
            <text:p>0.9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44" calcext:value-type="float">
            <text:p>0.98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2:40.639070077</meta:creation-date>
    <dc:date>2020-02-24T16:49:35.694200279</dc:date>
    <meta:editing-duration>PT26M14S</meta:editing-duration>
    <meta:editing-cycles>4</meta:editing-cycles>
    <meta:generator>LibreOffice/6.0.7.3$Linux_X86_64 LibreOffice_project/00m0$Build-3</meta:generator>
    <meta:document-statistic meta:table-count="1" meta:cell-count="136" meta:object-count="0"/>
  </office:meta>
</office:document-meta>
</file>